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9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3.4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4.175cm" svg:x2="15.097cm" svg:y2="4.175cm">
          <text:p/>
        </draw:line>
        <draw:line draw:style-name="gr1" draw:text-style-name="P1" draw:layer="layout" svg:x1="4.683cm" svg:y1="17.51cm" svg:x2="15.351cm" svg:y2="17.51cm">
          <text:p/>
        </draw:line>
        <draw:frame draw:style-name="gr2" draw:text-style-name="P1" draw:layer="layout" svg:width="2.174cm" svg:height="3.267cm" svg:x="3.413cm" svg:y="6.369cm">
          <draw:image xlink:href="Pictures/100000000000001D000000480F39E835.png" xlink:type="simple" xlink:show="embed" xlink:actuate="onLoad">
            <text:p/>
          </draw:image>
        </draw:frame>
        <draw:path draw:style-name="gr1" draw:text-style-name="P1" draw:layer="layout" svg:width="0.318cm" svg:height="2.554cm" svg:x="4.699cm" svg:y="4.197cm" svg:viewBox="0 0 319 2555" svg:d="m0 0c71 467 62 945 0 1414v456l45 502 274 183">
          <text:p/>
        </draw:path>
        <draw:line draw:style-name="gr1" draw:text-style-name="P1" draw:layer="layout" svg:x1="4.81cm" svg:y1="9.509cm" svg:x2="4.81cm" svg:y2="17.51cm">
          <text:p/>
        </draw:line>
        <draw:custom-shape draw:style-name="gr3" draw:text-style-name="P1" draw:layer="layout" svg:width="2.667cm" svg:height="2.54cm" svg:x="13.82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47cm" svg:y1="4.175cm" svg:x2="8.747cm" svg:y2="6.588cm">
          <text:p/>
        </draw:line>
        <draw:line draw:style-name="gr4" draw:text-style-name="P1" draw:layer="layout" svg:x1="8.747cm" svg:y1="9.509cm" svg:x2="8.747cm" svg:y2="17.51cm">
          <text:p/>
        </draw:line>
        <draw:custom-shape draw:style-name="gr3" draw:text-style-name="P1" draw:layer="layout" svg:width="1.397cm" svg:height="2.921cm" svg:x="8.076cm" svg:y="6.59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24cm" svg:y1="4.175cm" svg:x2="15.224cm" svg:y2="6.842cm">
          <text:p/>
        </draw:line>
        <draw:line draw:style-name="gr4" draw:text-style-name="P1" draw:layer="layout" svg:x1="15.224cm" svg:y1="17.51cm" svg:x2="15.224cm" svg:y2="9.382cm">
          <text:p/>
        </draw:line>
        <draw:path draw:style-name="gr4" draw:text-style-name="P1" draw:layer="layout" svg:width="1.693cm" svg:height="0.958cm" svg:x="14.335cm" svg:y="7.661cm" svg:viewBox="0 0 1694 959" svg:d="m127 566c-541-649 827-817 684-91-140 710 1033 591 867-46v-45">
          <text:p/>
        </draw:path>
        <draw:frame draw:style-name="gr5" draw:layer="layout" svg:width="3.683cm" svg:height="2.409cm" svg:x="9.636cm" svg:y="6.842cm">
          <draw:text-box>
            <text:p>10 Ohm</text:p>
          </draw:text-box>
        </draw:frame>
        <draw:frame draw:style-name="gr6" draw:layer="layout" svg:width="3.683cm" svg:height="2.54cm" svg:x="1.127cm" svg:y="5.572cm">
          <draw:text-box>
            <text:p>25 Ohm</text:p>
          </draw:text-box>
        </draw:frame>
        <draw:frame draw:style-name="gr5" draw:layer="layout" svg:width="3.683cm" svg:height="2.409cm" svg:x="1.635cm" svg:y="6.465cm">
          <draw:text-box>
            <text:p>0.1H</text:p>
          </draw:text-box>
        </draw:frame>
        <draw:frame draw:style-name="gr7" draw:layer="layout" svg:width="4.141cm" svg:height="3.679cm" svg:x="16.24cm" svg:y="6.588cm">
          <draw:text-box>
            <text:p>100V/50H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0:48:21.449482654</meta:creation-date>
    <meta:generator>LibreOffice/4.1.3.2$Linux_X86_64 LibreOffice_project/410m0$Build-2</meta:generator>
    <dc:date>2014-03-05T01:00:55.517536962</dc:date>
    <dc:creator>blastra </dc:creator>
    <meta:editing-duration>PT1M7S</meta:editing-duration>
    <meta:editing-cycles>4</meta:editing-cycles>
    <meta:document-statistic meta:object-count="16"/>
  </office:meta>
</office:document-meta>
</file>